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ac078" officeooo:paragraph-rsid="001ac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6.1. ¿Cuál es el factor más importante en una instalación de red y por qué?</text:p>
      <text:p text:style-name="P1"/>
      <text:p text:style-name="P2">El factor más importante en una instalación de red es la flexibilidad, por que un sistema de cableado bien diseñado debe tener al menos seguridad y flexibilid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10T15:45:10.267179907</meta:creation-date>
    <dc:date>2019-12-10T15:47:39.514804523</dc:date>
    <dc:creator>I116-05 </dc:creator>
    <meta:editing-duration>PT2M34S</meta:editing-duration>
    <meta:editing-cycles>1</meta:editing-cycles>
    <meta:document-statistic meta:table-count="0" meta:image-count="0" meta:object-count="0" meta:page-count="1" meta:paragraph-count="2" meta:word-count="42" meta:character-count="238" meta:non-whitespace-character-count="198"/>
    <meta:generator>LibreOffice/6.0.4.1$Linux_X86_64 LibreOffice_project/00m0$Build-1</meta:generator>
  </office:meta>
</office:document-meta>
</file>